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list-style-name="L1">
      <style:text-properties fo:font-style="normal" style:font-style-asian="normal" style:font-style-complex="normal"/>
    </style:style>
    <style:style style:name="P5" style:family="paragraph" style:parent-style-name="Standard">
      <style:text-properties fo:font-style="italic" style:font-style-asian="italic" style:font-style-complex="italic"/>
    </style:style>
    <style:style style:name="T1" style:family="text">
      <style:text-properties style:text-underline-style="solid" style:text-underline-width="auto" style:text-underline-color="font-color"/>
    </style:style>
    <style:style style:name="T2" style:family="text">
      <style:text-properties fo:font-style="normal" style:font-style-asian="normal" style:font-style-complex="normal"/>
    </style:style>
    <style:style style:name="T3" style:family="text">
      <style:text-properties fo:font-style="italic" style:font-style-asian="italic" style:font-style-complex="italic"/>
    </style:style>
    <style:style style:name="T4" style:family="text">
      <style:text-properties style:font-style-asian="italic" style:font-style-complex="italic"/>
    </style:style>
    <style:style style:name="T5" style:family="text">
      <style:text-properties style:font-style-asian="normal" style:font-style-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2: </text:h>
      <text:p text:style-name="P2">A central component of the research and related discourse on open software and data has been notions of empowerment of disadvantaged populations and the potential to contribute to positive socio-economic change. <text:s/>Yet, as Elwood (2006) and others have pointed out, much of the research in this area has focused on access to the <text:span text:style-name="T1">software tools</text:span> (e.g. through participatory GIS), and much less attention has been focused on the extent to which broader access to the tools actually can shift power relations in society. <text:s/>In your view, what is required in order to help bridge this gap? <text:s/>In other words, specifically how is it that broader access to geo-spatial tools through open software and data can contribute to social and political change? In answering this question, please consider the importance of the characteristics of the technologies themselves (and how these characteristics shape access, representation, and knowledge generation) vis-à-vis the social, economic and political processes shaping how people <text:span text:style-name="T1">use</text:span> the technologies.</text:p>
      <text:p text:style-name="P2"/>
      <text:p text:style-name="Standard"><text:span text:style-name="T2"><text:tab/>Some researchers are of the opinion that technology has always had an impact on social change, <text:s/></text:span></text:p>
      <text:p text:style-name="Standard"><text:bookmark-start text:name="ZOTERO_BREF_cvKcTfOZzhXS"/><text:span text:style-name="T2">(Salmond 2010; Christensen, Johnson, and Horn </text:span>2008)<text:bookmark-end text:name="ZOTERO_BREF_cvKcTfOZzhXS"/>,<text:span text:style-name="T2"> whether that be the printing press, radio, television or now geomedia </text:span><text:bookmark-start text:name="ZOTERO_BREF_lZ8lKN0TCyzB"/><text:span text:style-name="T2">(Thielmann 2010)</text:span><text:bookmark-end text:name="ZOTERO_BREF_lZ8lKN0TCyzB"/><text:span text:style-name="T2">. Participatory GIS clearly falls under the guise of the geoweb (Haklay? or Elwood?) which Thielmann specifically includes in the definition of geomedia.</text:span></text:p>
      <text:p text:style-name="Standard"><text:span text:style-name="T2"/></text:p>
      <text:p text:style-name="Standard"><text:span text:style-name="T2">So yes while those involved in participatory GIS may have seemed primarily focused on the software</text:span></text:p>
      <text:p text:style-name="Bibliography_20_1"><text:span text:style-name="T2">as of 2005-2006 </text:span><text:bookmark-start text:name="ZOTERO_BREF_ar1sSvD8XVEk"/><text:span text:style-name="T2">(Elwood 2006)</text:span><text:bookmark-end text:name="ZOTERO_BREF_ar1sSvD8XVEk"/> it might not be correct to say that no one was researching the social implications of technology. In fact geomedia itself may not be a new technique from the perspective of geography just a new technology to implement the same principles of participatory action research (PAR) which has been studied since at leas the 1970s <text:bookmark-start text:name="ZOTERO_BREF_cfhlhKwDVOlu"/>(Breitbart 2003)<text:bookmark-end text:name="ZOTERO_BREF_cfhlhKwDVOlu"/></text:p>
      <text:p text:style-name="Standard">About that same time is really when Web 2.0 started, which has been hailed as a much better realization of the concept of the Internet, a multi-way communication system, </text:p>
      <text:p text:style-name="Standard"><text:span text:style-name="T2"/></text:p>
      <text:p text:style-name="Standard"><text:span text:style-name="T2">(lump political in with social as it's a social construct, different definition of social meaning anything society related as opposed to specifically moral imperatives?)</text:span></text:p>
      <text:p text:style-name="Standard"/>
      <text:h text:style-name="Heading_20_3" text:outline-level="3">References:</text:h>
      <text:p text:style-name="Bibliography_20_1"><text:bookmark-start text:name="ZOTERO_BREF_RXWcNRWqcWRw"/><text:span text:style-name="T5">Breitbart, M. M. 2003. Participatory Research Methods. In </text:span><text:span text:style-name="T3">Key Methods in Geography</text:span><text:span text:style-name="T2">, eds. N. Clifford and G. Valentine, 161-178. Sage Publications Ltd.</text:span></text:p>
      <text:p text:style-name="Bibliography_20_1"><text:span text:style-name="T2">Christensen, C., C. W. Johnson, and M. B. Horn. 2008. </text:span><text:span text:style-name="T3">Disrupting Class: How Disruptive Innovation Will Change the Way the World Learns</text:span><text:span text:style-name="T2"> 1st ed. McGraw-Hill.</text:span></text:p>
      <text:p text:style-name="Bibliography_20_1"><text:span text:style-name="T2">Elwood, S. 2006. Critical issues in participatory GIS: deconstructions, reconstructions, and new research directions. </text:span><text:span text:style-name="T3">Transactions in GIS</text:span><text:span text:style-name="T2"> 10 (5):693.</text:span></text:p>
      <text:p text:style-name="Bibliography_20_1"><text:span text:style-name="T2">Madiena, C. 2011. Telecomix: tech support for the Arab spring. </text:span><text:span text:style-name="T3">the Guardian</text:span><text:span text:style-name="T2"> 7 July. http://www.guardian.co.uk/technology/2011/jul/07/telecomix-arab-spring (last accessed 8 January 2012).</text:span></text:p>
      <text:p text:style-name="Bibliography_20_1"><text:soft-page-break/><text:span text:style-name="T2">Moore, G. A. 1999. </text:span><text:span text:style-name="T3">Crossing the Chasm: Marketing and Selling High-Tech Products to Mainstream Customers</text:span><text:span text:style-name="T2"> Revised. Harperbusiness.</text:span></text:p>
      <text:p text:style-name="Bibliography_20_1"><text:span text:style-name="T2">Salmond, M. 2010. The Power of Momentary Communities. </text:span><text:span text:style-name="T3">Aether: The Journal of Media Geography, 5a</text:span><text:span text:style-name="T2"> 5:90.</text:span></text:p>
      <text:p text:style-name="Bibliography_20_1"><text:span text:style-name="T2">Thielmann, T. 2010. Locative media and mediated localities. </text:span><text:span text:style-name="T3">Aether: The Journal of Media Geography, 5a</text:span><text:span text:style-name="T2"> 5:1–18.</text:span><text:bookmark-end text:name="ZOTERO_BREF_RXWcNRWqcWRw"/></text:p>
      <text:p text:style-name="P3"/>
      <text:list xml:id="list1336880647" text:style-name="L1">
        <text:list-item>
          <text:p text:style-name="P4">That depends on what you consider the tools to be? Are the media, if so media seems to be well considered as a tool for societal change (though not necessarily dictating a specific direction)</text:p>
        </text:list-item>
        <text:list-item>
          <text:p text:style-name="P4">The message is the same from several branches of geography.</text:p>
          <text:list>
            <text:list-item>
              <text:p text:style-name="P4">This isn't something new is Participatory Action Research</text:p>
            </text:list-item>
            <text:list-item>
              <text:p text:style-name="P4">The tools are changing </text:p>
              <text:list>
                <text:list-item>
                  <text:p text:style-name="P4">We think the new tools might be better</text:p>
                  <text:list>
                    <text:list-item>
                      <text:p text:style-name="P4">Better usability at least, same concepts</text:p>
                    </text:list-item>
                    <text:list-item>
                      <text:p text:style-name="P4">Sometimes paper is still the best, depends on the situation (community meetings, mapping in Cuba)</text:p>
                    </text:list-item>
                  </text:list>
                </text:list-item>
              </text:list>
            </text:list-item>
          </text:list>
        </text:list-item>
        <text:list-item>
          <text:p text:style-name="P4">Its Local or Glocal</text:p>
          <text:list>
            <text:list-item>
              <text:p text:style-name="P4">The ultimate assessment if from the local perspective, the participants</text:p>
            </text:list-item>
            <text:list-item>
              <text:p text:style-name="P4">How the tools get used is also up to the participants, who knows what new methods they will discover</text:p>
            </text:list-item>
            <text:list-item>
              <text:p text:style-name="P4">Government want the data (switching of producer/user)</text:p>
            </text:list-item>
            <text:list-item>
              <text:p text:style-name="P4">Citizen science (abuse? Of power?)</text:p>
            </text:list-item>
          </text:list>
        </text:list-item>
        <text:list-item>
          <text:p text:style-name="P4">Yes there are barriers</text:p>
          <text:list>
            <text:list-item>
              <text:p text:style-name="P4">Technology access -</text:p>
            </text:list-item>
            <text:list-item>
              <text:p text:style-name="P4">Usability - </text:p>
            </text:list-item>
            <text:list-item>
              <text:p text:style-name="P4">That's why so much work is being done on the software side </text:p>
            </text:list-item>
            <text:list-item>
              <text:p text:style-name="P4">Unequal access is a given</text:p>
            </text:list-item>
          </text:list>
        </text:list-item>
      </text:list>
      <text:p text:style-name="Standard"><text:span text:style-name="T2"/></text:p>
      <text:p text:style-name="Standard"><text:span text:style-name="T2">Arab Spring, telecomix hackers </text:span><text:bookmark-start text:name="ZOTERO_BREF_rw1rtAOL4DTg"/><text:span text:style-name="T2">(Madiena 2011)</text:span><text:bookmark-end text:name="ZOTERO_BREF_rw1rtAOL4DTg"/></text:p>
      <text:p text:style-name="Standard"><text:span text:style-name="T2">Crossing the Chasm </text:span><text:bookmark-start text:name="ZOTERO_BREF_hjZui8wZFLXo"/><text:span text:style-name="T2">(Moore 1999)</text:span><text:bookmark-end text:name="ZOTERO_BREF_hjZui8wZFLX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ibliography_20_1" style:display-name="Bibliography 1" style:family="paragraph" style:parent-style-name="Index" style:class="index">
      <style:paragraph-properties fo:margin-left="0in" fo:margin-right="0in" fo:margin-top="0in" fo:margin-bottom="0.1665in" style:line-height-at-least="0.1665in" fo:text-indent="0in" style:auto-text-indent="false">
        <style:tab-stops/>
      </style:paragraph-propertie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date style:data-style-name="N37" text:date-value="2012-01-06T11:09:03" text:fixed="true">01/06/12</text:date><text:tab/><text:tab/>Alex Mande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andel</meta:initial-creator>
    <meta:creation-date>2012-01-06T11:08:42</meta:creation-date>
    <dc:date>2012-01-08T15:21:35</dc:date>
    <dc:creator>Alex Mandel</dc:creator>
    <meta:editing-duration>PT22H13M18S</meta:editing-duration>
    <meta:editing-cycles>13</meta:editing-cycles>
    <meta:generator>LibreOffice/3.3$Unix LibreOffice_project/330m19$Build-401</meta:generator>
    <meta:document-statistic meta:table-count="0" meta:image-count="0" meta:object-count="0" meta:page-count="2" meta:paragraph-count="36" meta:word-count="673" meta:character-count="4284"/>
    <meta:user-defined meta:name="Info 1"/>
    <meta:user-defined meta:name="Info 2"/>
    <meta:user-defined meta:name="Info 3"/>
    <meta:user-defined meta:name="Info 4"/>
    <meta:user-defined meta:name="ZOTERO_BREF_BMbX0bro3sWE_1" meta:value-type="string">ZOTERO_ITEM {"citationID":"1kqmvbaec0","citationItems":[{"label":"page","uri":["http://zotero.org/users/198390/items/B4VGQTX3"]}]}</meta:user-defined>
    <meta:user-defined meta:name="ZOTERO_BREF_RXWcNRWqcWRw_1" meta:value-type="string">ZOTERO_BIBL {"custom":[]}</meta:user-defined>
    <meta:user-defined meta:name="ZOTERO_BREF_ar1sSvD8XVEk_1" meta:value-type="string">ZOTERO_ITEM {"citationID":"a33b0mdug","citationItems":[{"uri":["http://zotero.org/users/198390/items/XXWBIZ4K"]}]}</meta:user-defined>
    <meta:user-defined meta:name="ZOTERO_BREF_cfhlhKwDVOlu_1" meta:value-type="string">ZOTERO_ITEM {"citationID":"1fp0qukju7","citationItems":[{"uri":["http://zotero.org/users/198390/items/NDFCFPHP"]}]}</meta:user-defined>
    <meta:user-defined meta:name="ZOTERO_BREF_cvKcTfOZzhXS_1" meta:value-type="string">ZOTERO_ITEM {"citationID":"hpjb536cb","citationItems":[{"label":"page","uri":["http://zotero.org/users/198390/items/X6P5PI3W"]},{"label":"page","uri":["http://zotero.org/users/198390/items/CSEBPJTC"]}]}</meta:user-defined>
    <meta:user-defined meta:name="ZOTERO_BREF_hjZui8wZFLXo_1" meta:value-type="string">ZOTERO_ITEM {"citationID":"1g6am8v4km","citationItems":[{"uri":["http://zotero.org/users/198390/items/W598VVGU"]}]}</meta:user-defined>
    <meta:user-defined meta:name="ZOTERO_BREF_lZ8lKN0TCyzB_1" meta:value-type="string">ZOTERO_ITEM {"citationID":"guubdck37","citationItems":[{"uri":["http://zotero.org/users/198390/items/269V9HH2"]}]}</meta:user-defined>
    <meta:user-defined meta:name="ZOTERO_BREF_rw1rtAOL4DTg_1" meta:value-type="string">ZOTERO_ITEM {"citationID":"2f71gufd59","citationItems":[{"uri":["http://zotero.org/users/198390/items/JX8UEU24"]}]}</meta:user-defined>
    <meta:user-defined meta:name="ZOTERO_BREF_wPBBLtrrD1Cd_1" meta:value-type="string">ZOTERO_BIBL {"custom":[]}</meta:user-defined>
    <meta:user-defined meta:name="ZOTERO_BREF_z4xRPNuXCitc_1" meta:value-type="string">ZOTERO_BIBL {"custom":[]}</meta:user-defined>
    <meta:user-defined meta:name="ZOTERO_PREF_1" meta:value-type="string">&lt;data data-version="3" zotero-version="2.1.10"&gt;&lt;session id="UIVx7PhT"/&gt;&lt;style id="http://www.zotero.org/styles/annals-of-the-association-of-american-geographers" hasBibliography="1" bibliographyStyleHasBeenSet="1"/&gt;&lt;prefs&gt;&lt;pref name="fieldType" value="Boo</meta:user-defined>
    <meta:user-defined meta:name="ZOTERO_PREF_2" meta:value-type="string">kmark"/&gt;&lt;pref name="noteType" value="0"/&gt;&lt;/prefs&gt;&lt;/data&gt;</meta:user-defined>
  </office:meta>
</office:document-meta>
</file>